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able-cell-properties fo:background-color="#00ccff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18" table:default-cell-style-name="Default"/>
        <table:table-row table:style-name="ro1"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Вид уравнения</text:p>
          </table:table-cell>
          <table:covered-table-cell/>
          <table:table-cell/>
          <table:table-cell table:style-name="ce7" office:value-type="string" calcext:value-type="string">
            <text:p>g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grad = </text:p>
          </table:table-cell>
          <table:table-cell table:formula="of:=30*PI()/180" office:value-type="float" office:value="0.523598775598299" calcext:value-type="float">
            <text:p>0,5235987756</text:p>
          </table:table-cell>
          <table:table-cell office:value-type="string" calcext:value-type="string">
            <text:p>rad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g=g0*sin(wt)</text:p>
          </table:table-cell>
          <table:covered-table-cell/>
          <table:table-cell/>
          <table:table-cell table:style-name="ce7" office:value-type="string" calcext:value-type="string">
            <text:p>w</text:p>
          </table:table-cell>
          <table:table-cell table:style-name="ce6" office:value-type="float" office:value="7.5" calcext:value-type="float">
            <text:p>7,5</text:p>
          </table:table-cell>
          <table:table-cell table:style-name="ce6" office:value-type="string" calcext:value-type="string">
            <text:p>rad/s</text:p>
          </table:table-cell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ускорение свободного падения g</text:p>
          </table:table-cell>
          <table:covered-table-cell table:number-columns-repeated="2"/>
          <table:table-cell table:style-name="ce8" office:value-type="float" office:value="9.8" calcext:value-type="float">
            <text:p>9,8</text:p>
          </table:table-cell>
          <table:table-cell table:style-name="ce9" office:value-type="string" calcext:value-type="string">
            <text:p>m, kg</text:p>
          </table:table-cell>
          <table:table-cell table:style-name="ce8" office:value-type="float" office:value="0.62" calcext:value-type="float">
            <text:p>0,62</text:p>
          </table:table-cell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3"/>
          <table:table-cell table:style-name="ce9" office:value-type="string" calcext:value-type="string">
            <text:p>R, m</text:p>
          </table:table-cell>
          <table:table-cell table:style-name="ce8" office:value-type="float" office:value="0.35" calcext:value-type="float">
            <text:p>0,35</text:p>
          </table:table-cell>
          <table:table-cell table:number-columns-repeated="13"/>
        </table:table-row>
        <table:table-row table:style-name="ro1" table:number-rows-repeated="3"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Jн</text:p>
          </table:table-cell>
          <table:table-cell table:formula="of:=[.G5]*[.G6]*[.G6]" office:value-type="float" office:value="0.07595" calcext:value-type="float">
            <text:p>0,0759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psilon_max</text:p>
          </table:table-cell>
          <table:table-cell table:formula="of:=[.H2]*[.F3]*[.F3]" office:value-type="float" office:value="29.4524311274043" calcext:value-type="float">
            <text:p>29,452431127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c __Mнагр</text:p>
          </table:table-cell>
          <table:table-cell table:formula="of:=[.G5]*[.E5]*[.G6]" office:value-type="float" office:value="2.1266" calcext:value-type="float">
            <text:p>2,1266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table:formula="of:=[.C10]*[.C11]" office:value-type="float" office:value="2.23691214412636" calcext:value-type="float">
            <text:p>2,236912144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тр</text:p>
          </table:table-cell>
          <table:table-cell table:formula="of:=[.C12]+[.C13]" office:value-type="float" office:value="4.36351214412636" calcext:value-type="float">
            <text:p>4,363512144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omega_max</text:p>
          </table:table-cell>
          <table:table-cell table:formula="of:=[.H2]*[.F3]" office:value-type="float" office:value="3.92699081698724" calcext:value-type="float">
            <text:p>3,92699081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н</text:p>
          </table:table-cell>
          <table:table-cell table:formula="of:=[.C14]*[.C15]" office:value-type="float" office:value="17.1354721197965" calcext:value-type="float">
            <text:p>17,135472119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eng</text:p>
          </table:table-cell>
          <table:table-cell table:formula="of:=2*[.C16]" office:value-type="float" office:value="34.270944239593" calcext:value-type="float">
            <text:p>34,2709442396</text:p>
          </table:table-cell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18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FL57BL01</text:p>
          </table:table-cell>
          <table:covered-table-cell/>
          <table:table-cell table:number-columns-repeated="4"/>
          <table:table-cell table:style-name="ce1" office:value-type="string" calcext:value-type="string" table:number-columns-spanned="2" table:number-rows-spanned="1">
            <text:p>FL57BL02</text:p>
          </table:table-cell>
          <table:covered-table-cell/>
          <table:table-cell table:number-columns-repeated="3"/>
          <table:table-cell table:style-name="ce10" office:value-type="string" calcext:value-type="string" table:number-columns-spanned="2" table:number-rows-spanned="1">
            <text:p>FL57BL005</text:p>
          </table:table-cell>
          <table:covered-table-cell table:style-name="ce6"/>
          <table:table-cell table:number-columns-repeated="6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V</text:p>
          </table:table-cell>
          <table:table-cell table:number-columns-repeated="3"/>
          <table:table-cell table:style-name="ce4" office:value-type="string" calcext:value-type="string">
            <text:p>U</text:p>
          </table:table-cell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V</text:p>
          </table:table-cell>
          <table:table-cell table:number-columns-repeated="2"/>
          <table:table-cell table:style-name="ce4" office:value-type="string" calcext:value-type="string">
            <text:p>U</text:p>
          </table:table-cell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V</text:p>
          </table:table-cell>
          <table:table-cell table:number-columns-repeated="2"/>
          <table:table-cell table:style-name="ce1" office:value-type="string" calcext:value-type="string" table:number-columns-spanned="2" table:number-rows-spanned="1">
            <text:p><text:s text:c="2"/>FL42BLS01</text:p>
          </table:table-cell>
          <table:covered-table-cell/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omega_н</text:p>
          </table:table-cell>
          <table:table-cell table:formula="of:=[.A21]*2*PI()/60" office:value-type="float" office:value="418.879020478639" calcext:value-type="float">
            <text:p>418,8790204786</text:p>
          </table:table-cell>
          <table:table-cell table:style-name="ce6" office:value-type="string" calcext:value-type="string">
            <text:p>rad/s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style-name="ce4" office:value-type="string" calcext:value-type="string">
            <text:p>omega_н</text:p>
          </table:table-cell>
          <table:table-cell table:formula="of:=[.G21]*2*PI()/60" office:value-type="float" office:value="418.879020478639" calcext:value-type="float">
            <text:p>418,8790204786</text:p>
          </table:table-cell>
          <table:table-cell table:style-name="ce6" office:value-type="string" calcext:value-type="string">
            <text:p>rad/s</text:p>
          </table:table-cell>
          <table:table-cell/>
          <table:table-cell office:value-type="float" office:value="4000" calcext:value-type="float">
            <text:p>4000</text:p>
          </table:table-cell>
          <table:table-cell table:style-name="ce4" office:value-type="string" calcext:value-type="string">
            <text:p>omega_н</text:p>
          </table:table-cell>
          <table:table-cell table:formula="of:=[.L21]*2*PI()/60" office:value-type="float" office:value="418.879020478639" calcext:value-type="float">
            <text:p>418,8790204786</text:p>
          </table:table-cell>
          <table:table-cell table:style-name="ce6" office:value-type="string" calcext:value-type="string">
            <text:p>rad/s</text:p>
          </table:table-cell>
          <table:table-cell table:number-columns-repeated="2"/>
          <table:table-cell table:style-name="ce4" office:value-type="string" calcext:value-type="string">
            <text:p>U</text:p>
          </table:table-cell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V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string" calcext:value-type="string">
            <text:p>Mн</text:p>
          </table:table-cell>
          <table:table-cell table:formula="of:=[.A22]/10.1971621297793" office:value-type="float" office:value="0.10787315" calcext:value-type="float">
            <text:p>0,10787315</text:p>
          </table:table-cell>
          <table:table-cell table:style-name="ce6" office:value-type="string" calcext:value-type="string">
            <text:p>N*m</text:p>
          </table:table-cell>
          <table:table-cell table:number-columns-repeated="2"/>
          <table:table-cell office:value-type="float" office:value="2.2" calcext:value-type="float">
            <text:p>2,2</text:p>
          </table:table-cell>
          <table:table-cell table:style-name="ce4" office:value-type="string" calcext:value-type="string">
            <text:p>Mн</text:p>
          </table:table-cell>
          <table:table-cell table:formula="of:=[.G22]/10.1971621297793" office:value-type="float" office:value="0.2157463" calcext:value-type="float">
            <text:p>0,2157463</text:p>
          </table:table-cell>
          <table:table-cell table:style-name="ce6" office:value-type="string" calcext:value-type="string">
            <text:p>N*m</text:p>
          </table:table-cell>
          <table:table-cell/>
          <table:table-cell office:value-type="float" office:value="1.6" calcext:value-type="float">
            <text:p>1,6</text:p>
          </table:table-cell>
          <table:table-cell table:style-name="ce4" office:value-type="string" calcext:value-type="string">
            <text:p>Mн</text:p>
          </table:table-cell>
          <table:table-cell table:formula="of:=[.L22]/10.1971621297793" office:value-type="float" office:value="0.1569064" calcext:value-type="float">
            <text:p>0,1569064</text:p>
          </table:table-cell>
          <table:table-cell table:style-name="ce6" office:value-type="string" calcext:value-type="string">
            <text:p>N*m</text:p>
          </table:table-cell>
          <table:table-cell/>
          <table:table-cell office:value-type="float" office:value="4000" calcext:value-type="float">
            <text:p>4000</text:p>
          </table:table-cell>
          <table:table-cell table:style-name="ce4" office:value-type="string" calcext:value-type="string">
            <text:p>omega_н</text:p>
          </table:table-cell>
          <table:table-cell table:formula="of:=[.Q22]*2*PI()/60" office:value-type="float" office:value="418.879020478639" calcext:value-type="float">
            <text:p>418,8790204786</text:p>
          </table:table-cell>
          <table:table-cell table:style-name="ce6" office:value-type="string" calcext:value-type="string">
            <text:p>rad/s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W</text:p>
          </table:table-cell>
          <table:table-cell table:number-columns-repeated="3"/>
          <table:table-cell table:style-name="ce4" office:value-type="string" calcext:value-type="string">
            <text:p>W</text:p>
          </table:table-cell>
          <table:table-cell office:value-type="float" office:value="99" calcext:value-type="float">
            <text:p>99</text:p>
          </table:table-cell>
          <table:table-cell table:style-name="ce6" office:value-type="string" calcext:value-type="string">
            <text:p>W</text:p>
          </table:table-cell>
          <table:table-cell table:number-columns-repeated="2"/>
          <table:table-cell table:style-name="ce4"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W</text:p>
          </table:table-cell>
          <table:table-cell/>
          <table:table-cell office:value-type="float" office:value="0.62" calcext:value-type="float">
            <text:p>0,62</text:p>
          </table:table-cell>
          <table:table-cell table:style-name="ce4" office:value-type="string" calcext:value-type="string">
            <text:p>Mн</text:p>
          </table:table-cell>
          <table:table-cell table:formula="of:=[.Q23]/10.1971621297793" office:value-type="float" office:value="0.0608012299999999" calcext:value-type="float">
            <text:p>0,06080123</text:p>
          </table:table-cell>
          <table:table-cell table:style-name="ce6" office:value-type="string" calcext:value-type="string">
            <text:p>N*m</text:p>
          </table:table-cell>
        </table:table-row>
        <table:table-row table:style-name="ro1">
          <table:table-cell/>
          <table:table-cell office:value-type="string" calcext:value-type="string">
            <text:p>I_max</text:p>
          </table:table-cell>
          <table:table-cell office:value-type="float" office:value="6.8" calcext:value-type="float">
            <text:p>6,8</text:p>
          </table:table-cell>
          <table:table-cell table:style-name="ce6" office:value-type="string" calcext:value-type="string">
            <text:p>A</text:p>
          </table:table-cell>
          <table:table-cell table:number-columns-repeated="3"/>
          <table:table-cell table:style-name="ce4" office:value-type="string" calcext:value-type="string">
            <text:p>I_max</text:p>
          </table:table-cell>
          <table:table-cell office:value-type="float" office:value="11.5" calcext:value-type="float">
            <text:p>11,5</text:p>
          </table:table-cell>
          <table:table-cell table:style-name="ce6" office:value-type="string" calcext:value-type="string">
            <text:p>A</text:p>
          </table:table-cell>
          <table:table-cell table:number-columns-repeated="2"/>
          <table:table-cell table:style-name="ce4" office:value-type="string" calcext:value-type="string">
            <text:p>I_max</text:p>
          </table:table-cell>
          <table:table-cell office:value-type="float" office:value="3.5" calcext:value-type="float">
            <text:p>3,5</text:p>
          </table:table-cell>
          <table:table-cell table:style-name="ce6" office:value-type="string" calcext:value-type="string">
            <text:p>A</text:p>
          </table:table-cell>
          <table:table-cell table:number-columns-repeated="2"/>
          <table:table-cell table:style-name="ce4"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W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1.5" calcext:value-type="float">
            <text:p>1,5</text:p>
          </table:table-cell>
          <table:table-cell table:style-name="ce6" office:value-type="string" calcext:value-type="string">
            <text:p>Om</text:p>
          </table:table-cell>
          <table:table-cell table:number-columns-repeated="3"/>
          <table:table-cell table:style-name="ce4" office:value-type="string" calcext:value-type="string">
            <text:p>R</text:p>
          </table:table-cell>
          <table:table-cell office:value-type="float" office:value="0.7" calcext:value-type="float">
            <text:p>0,7</text:p>
          </table:table-cell>
          <table:table-cell table:style-name="ce6" office:value-type="string" calcext:value-type="string">
            <text:p>Om</text:p>
          </table:table-cell>
          <table:table-cell table:number-columns-repeated="2"/>
          <table:table-cell table:style-name="ce4" office:value-type="string" calcext:value-type="string">
            <text:p>R</text:p>
          </table:table-cell>
          <table:table-cell office:value-type="float" office:value="4.1" calcext:value-type="float">
            <text:p>4,1</text:p>
          </table:table-cell>
          <table:table-cell table:style-name="ce6" office:value-type="string" calcext:value-type="string">
            <text:p>Om</text:p>
          </table:table-cell>
          <table:table-cell table:number-columns-repeated="2"/>
          <table:table-cell table:style-name="ce4" office:value-type="string" calcext:value-type="string">
            <text:p>I_max</text:p>
          </table:table-cell>
          <table:table-cell office:value-type="float" office:value="5.4" calcext:value-type="float">
            <text:p>5,4</text:p>
          </table:table-cell>
          <table:table-cell table:style-name="ce6" office:value-type="string" calcext:value-type="string">
            <text:p>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Jeng</text:p>
          </table:table-cell>
          <table:table-cell table:formula="of:=[.A26]/10000000" office:value-type="float" office:value="0.0000075" calcext:value-type="float">
            <text:p>0,0000075</text:p>
          </table:table-cell>
          <table:table-cell table:style-name="ce6" office:value-type="string" calcext:value-type="string">
            <text:p>kg*cm^2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style-name="ce4" office:value-type="string" calcext:value-type="string">
            <text:p>Jeng</text:p>
          </table:table-cell>
          <table:table-cell table:formula="of:=[.G26]/10000000" office:value-type="float" office:value="0.0000119" calcext:value-type="float">
            <text:p>0,0000119</text:p>
          </table:table-cell>
          <table:table-cell table:style-name="ce6" office:value-type="string" calcext:value-type="string">
            <text:p>kg*cm^2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Jeng</text:p>
          </table:table-cell>
          <table:table-cell table:formula="of:=[.L26]/10000000" office:value-type="float" office:value="0.0000045" calcext:value-type="float">
            <text:p>0,0000045</text:p>
          </table:table-cell>
          <table:table-cell table:style-name="ce6" office:value-type="string" calcext:value-type="string">
            <text:p>kg*cm^2</text:p>
          </table:table-cell>
          <table:table-cell table:number-columns-repeated="2"/>
          <table:table-cell table:style-name="ce4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Om</text:p>
          </table:table-cell>
        </table:table-row>
        <table:table-row table:style-name="ro1">
          <table:table-cell/>
          <table:table-cell table:style-name="Default"/>
          <table:table-cell table:number-columns-repeated="14"/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Jeng</text:p>
          </table:table-cell>
          <table:table-cell table:formula="of:=[.Q27]/10000000" office:value-type="float" office:value="0.0000024" calcext:value-type="float">
            <text:p>0,0000024</text:p>
          </table:table-cell>
          <table:table-cell table:style-name="ce6" office:value-type="string" calcext:value-type="string">
            <text:p>kg*cm^2</text:p>
          </table:table-cell>
        </table:table-row>
        <table:table-row table:style-name="ro1">
          <table:table-cell/>
          <table:table-cell office:value-type="string" calcext:value-type="string">
            <text:p>Jp</text:p>
          </table:table-cell>
          <table:table-cell table:formula="of:=0.2*[.C26]" office:value-type="float" office:value="0.0000015" calcext:value-type="float">
            <text:p>0,0000015</text:p>
          </table:table-cell>
          <table:table-cell table:number-columns-repeated="4"/>
          <table:table-cell table:style-name="ce4" office:value-type="string" calcext:value-type="string">
            <text:p>Jp</text:p>
          </table:table-cell>
          <table:table-cell table:formula="of:=0.2*[.I26]" office:value-type="float" office:value="0.00000238" calcext:value-type="float">
            <text:p>0,00000238</text:p>
          </table:table-cell>
          <table:table-cell table:number-columns-repeated="3"/>
          <table:table-cell table:style-name="ce4" office:value-type="string" calcext:value-type="string">
            <text:p>Jp</text:p>
          </table:table-cell>
          <table:table-cell table:formula="of:=2*[.N26]" office:value-type="float" office:value="0.000009" calcext:value-type="float">
            <text:p>0,0000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'н</text:p>
          </table:table-cell>
          <table:table-cell table:formula="of:=[.C22]/0.8" office:value-type="float" office:value="0.1348414375" calcext:value-type="float">
            <text:p>0,1348414375</text:p>
          </table:table-cell>
          <table:table-cell table:number-columns-repeated="4"/>
          <table:table-cell table:style-name="ce4" office:value-type="string" calcext:value-type="string">
            <text:p>M'н</text:p>
          </table:table-cell>
          <table:table-cell table:formula="of:=[.I22]/0.8" office:value-type="float" office:value="0.269682875" calcext:value-type="float">
            <text:p>0,269682875</text:p>
          </table:table-cell>
          <table:table-cell table:number-columns-repeated="3"/>
          <table:table-cell table:style-name="ce4" office:value-type="string" calcext:value-type="string">
            <text:p>M'н</text:p>
          </table:table-cell>
          <table:table-cell table:formula="of:=[.N22]/0.8" office:value-type="float" office:value="0.196133" calcext:value-type="float">
            <text:p>0,196133</text:p>
          </table:table-cell>
          <table:table-cell table:number-columns-repeated="3"/>
          <table:table-cell table:style-name="ce4" office:value-type="string" calcext:value-type="string">
            <text:p>Jp</text:p>
          </table:table-cell>
          <table:table-cell table:formula="of:=2*[.S27]" office:value-type="float" office:value="0.0000048" calcext:value-type="float">
            <text:p>0,00000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0</text:p>
          </table:table-cell>
          <table:table-cell table:formula="of:=SQRT(([.C29]+[.$C$13])/(1.2*[.C26]*[.$C$11]))" office:value-type="float" office:value="94.5916831438263" calcext:value-type="float">
            <text:p>94,5916831438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4" office:value-type="string" calcext:value-type="string">
            <text:p>i0</text:p>
          </table:table-cell>
          <table:table-cell table:formula="of:=SQRT(([.I29]+[.$C$13])/(1.2*[.I26]*[.$C$11]))" office:value-type="float" office:value="77.2000191214892" calcext:value-type="float">
            <text:p>77,200019121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style-name="ce4" office:value-type="string" calcext:value-type="string">
            <text:p>i0</text:p>
          </table:table-cell>
          <table:table-cell table:formula="of:=SQRT(([.N29]+[.$C$13])/(1.2*[.N26]*[.$C$11]))" office:value-type="float" office:value="123.685169657572" calcext:value-type="float">
            <text:p>123,6851696576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style-name="ce4" office:value-type="string" calcext:value-type="string">
            <text:p>M'н</text:p>
          </table:table-cell>
          <table:table-cell table:formula="of:=[.S23]/0.8" office:value-type="float" office:value="0.0760015374999999" calcext:value-type="float">
            <text:p>0,07600153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тр</text:p>
          </table:table-cell>
          <table:table-cell table:formula="of:=(1.2*[.C26]+[.$C$10]/([.C30]*[.C30]))*[.$C$11]*[.C30]+[.C29]/[.C30]" office:value-type="float" office:value="0.0501471905943383" calcext:value-type="float">
            <text:p>0,0501471906</text:p>
          </table:table-cell>
          <table:table-cell table:number-columns-repeated="4"/>
          <table:table-cell table:style-name="ce4" office:value-type="string" calcext:value-type="string">
            <text:p>Mтр</text:p>
          </table:table-cell>
          <table:table-cell table:formula="of:=(1.2*[.I26]+[.$C$10]/([.I30]*[.I30]))*[.$C$11]*[.I30]+[.I29]/[.I30]" office:value-type="float" office:value="0.0649376787117564" calcext:value-type="float">
            <text:p>0,0649376787</text:p>
          </table:table-cell>
          <table:table-cell table:number-columns-repeated="3"/>
          <table:table-cell table:style-name="ce4" office:value-type="string" calcext:value-type="string">
            <text:p>Mтр</text:p>
          </table:table-cell>
          <table:table-cell table:formula="of:=(1.2*[.N26]+[.$C$10]/([.N30]*[.N30]))*[.$C$11]*[.N30]+[.N29]/[.N30]" office:value-type="float" office:value="0.0393425525608664" calcext:value-type="float">
            <text:p>0,0393425526</text:p>
          </table:table-cell>
          <table:table-cell table:number-columns-repeated="3"/>
          <table:table-cell table:style-name="ce4" office:value-type="string" calcext:value-type="string">
            <text:p>i0</text:p>
          </table:table-cell>
          <table:table-cell table:formula="of:=SQRT(([.S30]+[.$C$13])/(1.2*[.S27]*[.$C$11]))" office:value-type="float" office:value="165.128826335954" calcext:value-type="float">
            <text:p>165,12882633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string" calcext:value-type="string">
            <text:p>Mтр_мин</text:p>
          </table:table-cell>
          <table:table-cell table:formula="of:=(2*([.C29]+[.$C$10]*[.$C$11]))/([.C30])" office:value-type="float" office:value="0.0501471905943383" calcext:value-type="float">
            <text:p>0,0501471906</text:p>
          </table:table-cell>
          <table:table-cell table:number-columns-repeated="4"/>
          <table:table-cell table:style-name="ce4" office:value-type="string" calcext:value-type="string">
            <text:p>Mтр_мин</text:p>
          </table:table-cell>
          <table:table-cell table:formula="of:=(2*([.I29]+[.$C$10]*[.$C$11]))/([.I30])" office:value-type="float" office:value="0.0649376787117564" calcext:value-type="float">
            <text:p>0,0649376787</text:p>
          </table:table-cell>
          <table:table-cell table:number-columns-repeated="3"/>
          <table:table-cell table:style-name="ce4" office:value-type="string" calcext:value-type="string">
            <text:p>Mтр_мин</text:p>
          </table:table-cell>
          <table:table-cell table:formula="of:=(2*([.N29]+[.$C$10]*[.$C$11]))/([.N30])" office:value-type="float" office:value="0.0393425525608664" calcext:value-type="float">
            <text:p>0,0393425526</text:p>
          </table:table-cell>
          <table:table-cell table:number-columns-repeated="3"/>
          <table:table-cell table:style-name="ce4" office:value-type="string" calcext:value-type="string">
            <text:p>Mтр</text:p>
          </table:table-cell>
          <table:table-cell table:formula="of:=(1.2*[.S27]+[.$C$10]/([.S31]*[.S31]))*[.$C$11]*[.S31]+[.S30]/[.S31]" office:value-type="float" office:value="0.0280134454164986" calcext:value-type="float">
            <text:p>0,02801344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тр_мин</text:p>
          </table:table-cell>
          <table:table-cell table:formula="of:=2*([.C29]+[.$C$10]*[.$C$11])*[.$C$15]" office:value-type="float" office:value="18.6277090704066" calcext:value-type="float">
            <text:p>18,6277090704</text:p>
          </table:table-cell>
          <table:table-cell table:number-columns-repeated="4"/>
          <table:table-cell table:style-name="ce4" office:value-type="string" calcext:value-type="string">
            <text:p>Pтр_мин</text:p>
          </table:table-cell>
          <table:table-cell table:formula="of:=2*([.I29]+[.$C$10]*[.$C$11])*[.$C$15]" office:value-type="float" office:value="19.6867512440303" calcext:value-type="float">
            <text:p>19,686751244</text:p>
          </table:table-cell>
          <table:table-cell table:number-columns-repeated="3"/>
          <table:table-cell table:style-name="ce4" office:value-type="string" calcext:value-type="string">
            <text:p>Pтр_мин</text:p>
          </table:table-cell>
          <table:table-cell table:formula="of:=2*([.N29]+[.$C$10]*[.$C$11])*[.$C$15]" office:value-type="float" office:value="19.1090918765992" calcext:value-type="float">
            <text:p>19,1090918766</text:p>
          </table:table-cell>
          <table:table-cell table:number-columns-repeated="3"/>
          <table:table-cell table:style-name="ce4" office:value-type="string" calcext:value-type="string">
            <text:p>Mтр_мин</text:p>
          </table:table-cell>
          <table:table-cell table:formula="of:=(2*([.S30]+[.$C$10]*[.$C$11]))/([.S31])" office:value-type="float" office:value="0.0280134454164986" calcext:value-type="float">
            <text:p>0,02801344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mma</text:p>
          </table:table-cell>
          <table:table-cell table:style-name="ce5" table:formula="of:=[.C31]/[.C22]" office:value-type="float" office:value="0.464871848039465" calcext:value-type="float">
            <text:p>0,464871848</text:p>
          </table:table-cell>
          <table:table-cell table:number-columns-repeated="4"/>
          <table:table-cell table:style-name="ce4" office:value-type="string" calcext:value-type="string">
            <text:p>gamma</text:p>
          </table:table-cell>
          <table:table-cell table:style-name="ce5" table:formula="of:=[.I31]/[.I22]" office:value-type="float" office:value="0.300990926434226" calcext:value-type="float">
            <text:p>0,3009909264</text:p>
          </table:table-cell>
          <table:table-cell table:number-columns-repeated="3"/>
          <table:table-cell table:style-name="ce4" office:value-type="string" calcext:value-type="string">
            <text:p>gamma</text:p>
          </table:table-cell>
          <table:table-cell table:style-name="ce5" table:formula="of:=[.N31]/[.N22]" office:value-type="float" office:value="0.250738991914074" calcext:value-type="float">
            <text:p>0,2507389919</text:p>
          </table:table-cell>
          <table:table-cell table:number-columns-repeated="3"/>
          <table:table-cell table:style-name="ce4" office:value-type="string" calcext:value-type="string">
            <text:p>Pтр_мин</text:p>
          </table:table-cell>
          <table:table-cell table:formula="of:=2*([.S30]+[.$C$10]*[.$C$11])*[.$C$15]" office:value-type="float" office:value="18.1655815764617" calcext:value-type="float">
            <text:p>18,16558157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style-name="ce5" table:formula="of:=([.D30]*[.$C$15])/[.$C$21]" office:value-type="float" office:value="0.890625" calcext:value-type="float">
            <text:p>0,890625</text:p>
          </table:table-cell>
          <table:table-cell table:number-columns-repeated="4"/>
          <table:table-cell table:style-name="ce4" office:value-type="string" calcext:value-type="string">
            <text:p>alpha</text:p>
          </table:table-cell>
          <table:table-cell table:style-name="ce5" table:formula="of:=([.J30]*[.$C$15])/[.$C$21]" office:value-type="float" office:value="0.721875" calcext:value-type="float">
            <text:p>0,721875</text:p>
          </table:table-cell>
          <table:table-cell table:number-columns-repeated="3"/>
          <table:table-cell table:style-name="ce4" office:value-type="string" calcext:value-type="string">
            <text:p>alpha</text:p>
          </table:table-cell>
          <table:table-cell table:style-name="ce5" table:formula="of:=([.O30]*[.$C$15])/[.$C$21]" office:value-type="float" office:value="1.1625" calcext:value-type="float">
            <text:p>1,1625</text:p>
          </table:table-cell>
          <table:table-cell table:number-columns-repeated="3"/>
          <table:table-cell table:style-name="ce4" office:value-type="string" calcext:value-type="string">
            <text:p>gamma</text:p>
          </table:table-cell>
          <table:table-cell table:style-name="ce5" table:formula="of:=[.S32]/[.S23]" office:value-type="float" office:value="0.46073813665445" calcext:value-type="float">
            <text:p>0,46073813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*a</text:p>
          </table:table-cell>
          <table:table-cell table:formula="of:=[.C35]*[.C34]" office:value-type="float" office:value="0.414026489660148" calcext:value-type="float">
            <text:p>0,4140264897</text:p>
          </table:table-cell>
          <table:table-cell table:number-columns-repeated="4"/>
          <table:table-cell table:style-name="ce4" office:value-type="string" calcext:value-type="string">
            <text:p>g*a</text:p>
          </table:table-cell>
          <table:table-cell table:formula="of:=[.I35]*[.I34]" office:value-type="float" office:value="0.217277825019707" calcext:value-type="float">
            <text:p>0,217277825</text:p>
          </table:table-cell>
          <table:table-cell table:number-columns-repeated="3"/>
          <table:table-cell table:style-name="ce4" office:value-type="string" calcext:value-type="string">
            <text:p>g*a</text:p>
          </table:table-cell>
          <table:table-cell table:formula="of:=[.N35]*[.N34]" office:value-type="float" office:value="0.291484078100111" calcext:value-type="float">
            <text:p>0,2914840781</text:p>
          </table:table-cell>
          <table:table-cell table:number-columns-repeated="3"/>
          <table:table-cell table:style-name="ce4" office:value-type="string" calcext:value-type="string">
            <text:p>alpha</text:p>
          </table:table-cell>
          <table:table-cell table:style-name="ce5" table:formula="of:=([.T31]*[.$C$15])/[.$C$21]" office:value-type="float" office:value="1.55625" calcext:value-type="float">
            <text:p>1,556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psilon_ср</text:p>
          </table:table-cell>
          <table:table-cell table:formula="of:=[.$H$2]*[.$F$3]*[.$F$3]/SQRT(2)" office:value-type="float" office:value="20.8260137726173" calcext:value-type="float">
            <text:p>20,8260137726</text:p>
          </table:table-cell>
          <table:table-cell table:number-columns-repeated="4"/>
          <table:table-cell table:style-name="ce4" office:value-type="string" calcext:value-type="string">
            <text:p>epsilon_ср</text:p>
          </table:table-cell>
          <table:table-cell table:formula="of:=[.$H$2]*[.$F$3]*[.$F$3]/SQRT(2)" office:value-type="float" office:value="20.8260137726173" calcext:value-type="float">
            <text:p>20,8260137726</text:p>
          </table:table-cell>
          <table:table-cell table:number-columns-repeated="3"/>
          <table:table-cell table:style-name="ce4" office:value-type="string" calcext:value-type="string">
            <text:p>epsilon_ср</text:p>
          </table:table-cell>
          <table:table-cell table:formula="of:=[.$H$2]*[.$F$3]*[.$F$3]/SQRT(2)" office:value-type="float" office:value="20.8260137726173" calcext:value-type="float">
            <text:p>20,8260137726</text:p>
          </table:table-cell>
          <table:table-cell table:number-columns-repeated="3"/>
          <table:table-cell table:style-name="ce4" office:value-type="string" calcext:value-type="string">
            <text:p>g*a</text:p>
          </table:table-cell>
          <table:table-cell table:formula="of:=[.S36]*[.S35]" office:value-type="float" office:value="0.717023725168488" calcext:value-type="float">
            <text:p>0,71702372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н.ср</text:p>
          </table:table-cell>
          <table:table-cell table:formula="of:=[.$C$14]" office:value-type="float" office:value="4.36351214412636" calcext:value-type="float">
            <text:p>4,3635121441</text:p>
          </table:table-cell>
          <table:table-cell table:number-columns-repeated="4"/>
          <table:table-cell table:style-name="ce4" office:value-type="string" calcext:value-type="string">
            <text:p>Mн.ср</text:p>
          </table:table-cell>
          <table:table-cell table:formula="of:=[.$C$14]" office:value-type="float" office:value="4.36351214412636" calcext:value-type="float">
            <text:p>4,3635121441</text:p>
          </table:table-cell>
          <table:table-cell table:number-columns-repeated="3"/>
          <table:table-cell table:style-name="ce4" office:value-type="string" calcext:value-type="string">
            <text:p>Mн.ср</text:p>
          </table:table-cell>
          <table:table-cell table:formula="of:=[.$C$14]" office:value-type="float" office:value="4.36351214412636" calcext:value-type="float">
            <text:p>4,3635121441</text:p>
          </table:table-cell>
          <table:table-cell table:number-columns-repeated="3"/>
          <table:table-cell table:style-name="ce4" office:value-type="string" calcext:value-type="string">
            <text:p>epsilon_ср</text:p>
          </table:table-cell>
          <table:table-cell table:formula="of:=[.$H$2]*[.$F$3]*[.$F$3]/SQRT(2)" office:value-type="float" office:value="20.8260137726173" calcext:value-type="float">
            <text:p>20,82601377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экв</text:p>
          </table:table-cell>
          <table:table-cell table:formula="of:=SQRT(([.C38]*[.C38])/([.C30]*[.C30]) + ((1.2*[.C26]+[.$C$10]/([.C30]*[.C30]))^2)*[.C30]*[.C30]*[.C37]*[.C37])" office:value-type="float" office:value="0.0575749581896504" calcext:value-type="float">
            <text:p>0,0575749582</text:p>
          </table:table-cell>
          <table:table-cell table:number-columns-repeated="4"/>
          <table:table-cell table:style-name="ce4" office:value-type="string" calcext:value-type="string">
            <text:p>Mэкв</text:p>
          </table:table-cell>
          <table:table-cell table:formula="of:=SQRT(([.I38]*[.I38])/([.I30]*[.I30]) + ((1.2*[.I26]+[.$C$10]/([.I30]*[.I30]))^2)*[.I30]*[.I30]*[.I37]*[.I37])" office:value-type="float" office:value="0.071291379747004" calcext:value-type="float">
            <text:p>0,0712913797</text:p>
          </table:table-cell>
          <table:table-cell table:number-columns-repeated="3"/>
          <table:table-cell table:style-name="ce4" office:value-type="string" calcext:value-type="string">
            <text:p>Mэкв</text:p>
          </table:table-cell>
          <table:table-cell table:formula="of:=SQRT(([.N38]*[.N38])/([.N30]*[.N30]) + ((1.2*[.N26]+[.$C$10]/([.N30]*[.N30]))^2)*[.N30]*[.N30]*[.N37]*[.N37])" office:value-type="float" office:value="0.044242618455819" calcext:value-type="float">
            <text:p>0,0442426185</text:p>
          </table:table-cell>
          <table:table-cell table:number-columns-repeated="3"/>
          <table:table-cell table:style-name="ce4" office:value-type="string" calcext:value-type="string">
            <text:p>Mн.ср</text:p>
          </table:table-cell>
          <table:table-cell table:formula="of:=[.$C$14]" office:value-type="float" office:value="4.36351214412636" calcext:value-type="float">
            <text:p>4,3635121441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15"/>
          <table:table-cell table:style-name="ce4" office:value-type="string" calcext:value-type="string">
            <text:p>Mэкв</text:p>
          </table:table-cell>
          <table:table-cell table:formula="of:=SQRT(([.S39]*[.S39])/([.S31]*[.S31]) + ((1.2*[.S27]+[.$C$10]/([.S31]*[.S31]))^2)*[.S31]*[.S31]*[.S38]*[.S38])" office:value-type="float" office:value="0.0328308433869975" calcext:value-type="float">
            <text:p>0,0328308434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Uн</text:p>
          </table:table-cell>
          <table:table-cell table:formula="of:=[.C20]" office:value-type="float" office:value="36" calcext:value-type="float">
            <text:p>36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.5" calcext:value-type="float">
            <text:p>1,5</text:p>
          </table:table-cell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Ky</text:p>
          </table:table-cell>
          <table:table-cell table:formula="of:=36/10" office:value-type="float" office:value="3.6" calcext:value-type="float">
            <text:p>3,6</text:p>
          </table:table-cell>
          <table:table-cell/>
          <table:table-cell office:value-type="string" calcext:value-type="string">
            <text:p>I</text:p>
          </table:table-cell>
          <table:table-cell table:formula="of:=[.C23]/[.C20]" office:value-type="float" office:value="1.27777777777778" calcext:value-type="float">
            <text:p>1,2777777778</text:p>
          </table:table-cell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Kd</text:p>
          </table:table-cell>
          <table:table-cell table:formula="of:=1/[.F41]" office:value-type="float" office:value="0.666666666666667" calcext:value-type="float">
            <text:p>0,6666666667</text:p>
          </table:table-cell>
          <table:table-cell/>
          <table:table-cell office:value-type="string" calcext:value-type="string">
            <text:p>U</text:p>
          </table:table-cell>
          <table:table-cell table:formula="of:=[.F41]*[.F42]" office:value-type="float" office:value="1.91666666666667" calcext:value-type="float">
            <text:p>1,9166666667</text:p>
          </table:table-cell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Km</text:p>
          </table:table-cell>
          <table:table-cell table:formula="of:=[.C22]/[.F42]" office:value-type="float" office:value="0.0844224652173912" calcext:value-type="float">
            <text:p>0,0844224652</text:p>
          </table:table-cell>
          <table:table-cell table:number-columns-repeated="17"/>
        </table:table-row>
        <table:table-row table:style-name="ro1">
          <table:table-cell/>
          <table:table-cell table:style-name="Default" office:value-type="string" calcext:value-type="string">
            <text:p>J_sum</text:p>
          </table:table-cell>
          <table:table-cell table:formula="of:=[.C28]+[.C26]+[.C10]/([.D30]*[.D30])" office:value-type="float" office:value="0.000017415512465374" calcext:value-type="float">
            <text:p>1,7415512465374E-005</text:p>
          </table:table-cell>
          <table:table-cell table:number-columns-repeated="17"/>
        </table:table-row>
        <table:table-row table:style-name="ro1">
          <table:table-cell/>
          <table:table-cell table:style-name="Default" office:value-type="string" calcext:value-type="string">
            <text:p>Ke</text:p>
          </table:table-cell>
          <table:table-cell table:formula="of:=[.C41]/[.C21]" office:value-type="float" office:value="0.0859436692696235" calcext:value-type="float">
            <text:p>0,0859436693</text:p>
          </table:table-cell>
          <table:table-cell table:number-columns-repeated="17"/>
        </table:table-row>
        <table:table-row table:style-name="ro1">
          <table:table-cell/>
          <table:table-cell table:style-name="Default" office:value-type="string" calcext:value-type="string">
            <text:p>K</text:p>
          </table:table-cell>
          <table:table-cell table:formula="of:=[.C42]/([.C46]*[.D30])" office:value-type="float" office:value="0.440925284714357" calcext:value-type="float">
            <text:p>0,4409252847</text:p>
          </table:table-cell>
          <table:table-cell table:number-columns-repeated="17"/>
        </table:table-row>
        <table:table-row table:style-name="ro1">
          <table:table-cell/>
          <table:table-cell table:style-name="Default" office:value-type="string" calcext:value-type="string">
            <text:p>kf</text:p>
          </table:table-cell>
          <table:table-cell table:formula="of:=[.F41]/([.C44]*[.C46]*[.D30]*[.D30])" office:value-type="float" office:value="0.0229072063071686" calcext:value-type="float">
            <text:p>0,0229072063</text:p>
          </table:table-cell>
          <table:table-cell table:number-columns-repeated="17"/>
        </table:table-row>
        <table:table-row table:style-name="ro1">
          <table:table-cell/>
          <table:table-cell table:style-name="Default" office:value-type="string" calcext:value-type="string">
            <text:p>Tm</text:p>
          </table:table-cell>
          <table:table-cell table:formula="of:=([.F41]*[.C45])/([.C44]*[.C46])" office:value-type="float" office:value="0.00360044015132923" calcext:value-type="float">
            <text:p>0,0036004402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.00.0000</text:date>, <text:time style:data-style-name="N2" text:time-value="19:18:03.497599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3:14:29.925065874</meta:creation-date>
    <dc:date>2017-11-01T21:35:46.239130051</dc:date>
    <meta:editing-duration>PT12M46S</meta:editing-duration>
    <meta:editing-cycles>4</meta:editing-cycles>
    <meta:generator>LibreOffice/4.2.8.2$Linux_X86_64 LibreOffice_project/420m0$Build-2</meta:generator>
    <meta:document-statistic meta:table-count="1" meta:cell-count="256" meta:object-count="0"/>
  </office:meta>
</office:document-meta>
</file>